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66666" draw:marker-start="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6b2394" draw:marker-start="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6b2394" draw:marker-start="Arrow" draw:marker-start-width="0.18cm" draw:marker-end="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6b2394" draw:marker-start="Arrow" draw:marker-start-width="0.18cm" draw:marker-end="" draw:marker-end-width="0.33cm" draw:fill="none" draw:textarea-vertical-align="middle" fo:padding-top="0.135cm" fo:padding-bottom="0.135cm" fo:padding-left="0.26cm" fo:padding-right="0.26cm"/>
    </style:style>
    <style:style style:name="gr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>
      <style:graphic-properties svg:stroke-width="0.02cm" svg:stroke-color="#6b2394" draw:marker-start="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none" svg:stroke-color="#6b2394" draw:fill="none" fo:min-height="1cm"/>
    </style:style>
    <style:style style:name="gr13" style:family="graphic" style:parent-style-name="standard">
      <style:graphic-properties svg:stroke-width="0.02cm" svg:stroke-color="#6b0094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2.2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Ubuntu Light'" style:font-pitch="variabl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Ubuntu Light'" style:font-pitch="variable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'Ubuntu Light'" style:font-pitch="variable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9" style:family="paragraph">
      <style:paragraph-properties fo:text-align="end"/>
      <style:text-properties fo:color="#666666" fo:font-family="'Ubuntu Light'" style:font-pitch="variable" fo:font-size="8pt" style:font-size-asian="8pt" style:font-size-complex="8pt"/>
    </style:style>
    <style:style style:name="P10" style:family="paragraph">
      <style:text-properties fo:font-family="'Ubuntu Light'" style:font-pitch="variable"/>
    </style:style>
    <style:style style:name="P11" style:family="paragraph">
      <style:text-properties fo:color="#666666" fo:font-family="'Ubuntu Light'" style:font-pitch="variable" fo:font-size="8pt" style:font-size-asian="8pt" style:font-size-complex="8pt"/>
    </style:style>
    <style:style style:name="P12" style:family="paragraph">
      <style:text-properties fo:color="#666666" fo:font-family="'Ubuntu Light'" style:font-pitch="variable" fo:font-size="8pt" style:font-size-asian="9pt" style:font-size-complex="9pt"/>
    </style:style>
    <style:style style:name="T1" style:family="text"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666666" fo:font-size="8pt" style:font-size-asian="8pt" style:font-size-complex="8pt"/>
    </style:style>
    <style:style style:name="T4" style:family="text">
      <style:text-properties fo:color="#666666" fo:font-size="8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6.979cm" svg:y1="2.881cm" svg:x2="6.119cm" svg:y2="2.081cm">
          <text:p/>
        </draw:line>
        <draw:line draw:style-name="gr2" draw:text-style-name="P1" draw:layer="layout" svg:x1="6.975cm" svg:y1="2.914cm" svg:x2="7.726cm" svg:y2="2.101cm">
          <text:p/>
        </draw:line>
        <draw:line draw:style-name="gr2" draw:text-style-name="P1" draw:layer="layout" svg:x1="6.966cm" svg:y1="3.813cm" svg:x2="6.976cm" svg:y2="2.864cm">
          <text:p/>
        </draw:line>
        <draw:line draw:style-name="gr2" draw:text-style-name="P1" draw:layer="layout" svg:x1="6.975cm" svg:y1="3.813cm" svg:x2="7.726cm" svg:y2="4.544cm">
          <text:p/>
        </draw:line>
        <draw:line draw:style-name="gr3" draw:text-style-name="P1" draw:layer="layout" svg:x1="8.004cm" svg:y1="5.341cm" svg:x2="9.088cm" svg:y2="5.341cm">
          <text:p/>
        </draw:line>
        <draw:line draw:style-name="gr4" draw:text-style-name="P1" draw:layer="layout" svg:x1="7.731cm" svg:y1="1.028cm" svg:x2="7.731cm" svg:y2="6.147cm">
          <text:p/>
        </draw:line>
        <draw:g>
          <draw:custom-shape draw:style-name="gr5" draw:text-style-name="P2" draw:layer="layout" svg:width="5.588cm" svg:height="0.664cm" svg:x="8.79cm" svg:y="5.009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5.75cm" svg:height="0.607cm" svg:x="8.807cm" svg:y="5.039cm">
            <draw:text-box>
              <text:p text:style-name="P3"><text:span text:style-name="T1">Index.html</text:span><text:span text:style-name="T1"><text:tab/></text:span><text:span text:style-name="T1">St 15.1.2014, 18:21</text:span></text:p>
            </draw:text-box>
          </draw:frame>
        </draw:g>
        <draw:line draw:style-name="gr3" draw:text-style-name="P1" draw:layer="layout" svg:x1="8.002cm" svg:y1="4.492cm" svg:x2="9.086cm" svg:y2="4.492cm">
          <text:p/>
        </draw:line>
        <draw:g>
          <draw:custom-shape draw:style-name="gr7" draw:text-style-name="P2" draw:layer="layout" svg:width="5.587cm" svg:height="0.665cm" svg:x="8.789cm" svg:y="4.16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5.78cm" svg:height="0.607cm" svg:x="8.787cm" svg:y="4.19cm">
            <draw:text-box>
              <text:p text:style-name="P3"><text:span text:style-name="T1">Index.html</text:span><text:span text:style-name="T1"><text:tab/></text:span><text:span text:style-name="T1">Čt 16.1.2014, 13:52</text:span></text:p>
            </draw:text-box>
          </draw:frame>
        </draw:g>
        <draw:line draw:style-name="gr9" draw:text-style-name="P1" draw:layer="layout" svg:x1="5.636cm" svg:y1="3.782cm" svg:x2="6.72cm" svg:y2="3.782cm">
          <text:p/>
        </draw:line>
        <draw:g>
          <draw:custom-shape draw:style-name="gr10" draw:text-style-name="P2" draw:layer="layout" svg:width="5.589cm" svg:height="0.664cm" svg:x="0.464cm" svg:y="3.4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draw:layer="layout" svg:width="5.78cm" svg:height="0.607cm" svg:x="0.462cm" svg:y="3.481cm">
            <draw:text-box>
              <text:p text:style-name="P3"><text:span text:style-name="T1">Index.html</text:span><text:span text:style-name="T1"><text:tab/></text:span><text:span text:style-name="T1">Čt 16.1.2014, 15:53</text:span></text:p>
            </draw:text-box>
          </draw:frame>
        </draw:g>
        <draw:frame draw:style-name="gr12" draw:text-style-name="P6" draw:layer="layout" svg:width="3.154cm" svg:height="1.25cm" svg:x="0.301cm" svg:y="1.1cm">
          <draw:text-box>
            <text:p text:style-name="P5"><text:span text:style-name="T2">Pracovní větev</text:span></text:p>
          </draw:text-box>
        </draw:frame>
        <draw:custom-shape draw:style-name="gr13" draw:text-style-name="P1" draw:layer="layout" svg:width="0.249cm" svg:height="0.244cm" svg:x="7.607cm" svg:y="4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49cm" svg:height="0.244cm" svg:x="7.607cm" svg:y="5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48cm" svg:height="0.245cm" svg:x="6.847cm" svg:y="3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622cm" svg:y1="2.883cm" svg:x2="6.706cm" svg:y2="2.883cm">
          <text:p/>
        </draw:line>
        <draw:g>
          <draw:custom-shape draw:style-name="gr14" draw:text-style-name="P2" draw:layer="layout" svg:width="5.587cm" svg:height="0.665cm" svg:x="0.45cm" svg:y="2.551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4" draw:layer="layout" svg:width="5.813cm" svg:height="0.607cm" svg:x="0.448cm" svg:y="2.582cm">
            <draw:text-box>
              <text:p text:style-name="P3"><text:span text:style-name="T1">Index.html</text:span><text:span text:style-name="T1"><text:tab/></text:span><text:span text:style-name="T1">Pá 17.1.2014, 14:17</text:span></text:p>
            </draw:text-box>
          </draw:frame>
        </draw:g>
        <draw:custom-shape draw:style-name="gr13" draw:text-style-name="P1" draw:layer="layout" svg:width="0.251cm" svg:height="0.245cm" svg:x="6.846cm" svg:y="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002cm" svg:y1="2.142cm" svg:x2="9.086cm" svg:y2="2.142cm">
          <text:p/>
        </draw:line>
        <draw:g>
          <draw:custom-shape draw:style-name="gr16" draw:text-style-name="P2" draw:layer="layout" svg:width="5.587cm" svg:height="0.665cm" svg:x="8.789cm" svg:y="1.81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4" draw:layer="layout" svg:width="5.813cm" svg:height="0.607cm" svg:x="8.787cm" svg:y="1.841cm">
            <draw:text-box>
              <text:p text:style-name="P3"><text:span text:style-name="T1">Index.html</text:span><text:span text:style-name="T1"><text:tab/></text:span><text:span text:style-name="T1">Pá 17.1.2014, 14:18</text:span></text:p>
            </draw:text-box>
          </draw:frame>
        </draw:g>
        <draw:custom-shape draw:style-name="gr13" draw:text-style-name="P1" draw:layer="layout" svg:width="0.249cm" svg:height="0.243cm" svg:x="7.607cm" svg:y="2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4.405cm" svg:height="1.25cm" svg:x="10.11cm" svg:y="1.1cm">
          <draw:text-box>
            <text:p text:style-name="P7"><text:span text:style-name="T2">Hlavní vývojová větev</text:span></text:p>
          </draw:text-box>
        </draw:frame>
        <draw:frame draw:style-name="gr18" draw:text-style-name="P9" draw:layer="layout" svg:width="2.318cm" svg:height="0.887cm" draw:transform="rotate (0.785398163397448) translate (5.492cm 5.349cm)">
          <draw:text-box>
            <text:p text:style-name="P9"><text:span text:style-name="T3">vytvoření</text:span></text:p>
            <text:p text:style-name="P9"><text:span text:style-name="T3">pracovní verze</text:span></text:p>
          </draw:text-box>
        </draw:frame>
        <draw:frame draw:style-name="gr19" draw:text-style-name="P11" draw:layer="layout" svg:width="2.978cm" svg:height="0.733cm" draw:transform="rotate (-0.785398163397448) translate (6.159cm 0.144cm)">
          <draw:text-box>
            <text:p text:style-name="P10"><text:span text:style-name="T3">sjednocení verzí</text:span></text:p>
          </draw:text-box>
        </draw:frame>
        <draw:frame draw:style-name="gr20" draw:text-style-name="P12" draw:layer="layout" svg:width="2.356cm" svg:height="0.569cm" draw:transform="rotate (-0.785398163397448) translate (4.808cm 0.326cm)">
          <draw:text-box>
            <text:p text:style-name="P10"><text:span text:style-name="T4">zahození změ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6T19:20:08</dc:date>
    <dc:creator>Markét </dc:creator>
    <meta:editing-duration>PT7H4M56S</meta:editing-duration>
    <meta:editing-cycles>11</meta:editing-cycles>
    <meta:generator>LibreOffice/3.5$Linux_x86 LibreOffice_project/350m1$Build-2</meta:generator>
    <meta:document-statistic meta:object-count="35"/>
  </office:meta>
</office:document-meta>
</file>